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8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8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89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0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1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2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3" style:family="paragraph" style:parent-style-name="Text_20_body">
      <style:paragraph-properties style:writing-mode="lr-tb"/>
      <style:text-properties officeooo:paragraph-rsid="0054c035"/>
    </style:style>
    <style:style style:name="P94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95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96" style:family="paragraph" style:parent-style-name="Text_20_body" style:list-style-name="L6"/>
    <style:style style:name="P9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bf0041" loext:opacity="100%" fo:font-weight="bold"/>
    </style:style>
    <style:style style:name="T153" style:family="text">
      <style:text-properties fo:color="#bf0041" loext:opacity="100%" fo:font-weight="bold" officeooo:rsid="0054ec08"/>
    </style:style>
    <style:style style:name="T154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5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style:font-weight-asian="bold" style:font-weight-complex="bold"/>
    </style:style>
    <style:style style:name="T160" style:family="text">
      <style:text-properties fo:color="#00a933" loext:opacity="100%" fo:font-weight="normal" style:font-weight-asian="normal" style:font-weight-complex="normal"/>
    </style:style>
    <style:style style:name="T161" style:family="text">
      <style:text-properties officeooo:rsid="0054c035"/>
    </style:style>
    <style:style style:name="T16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5" style:family="text">
      <style:text-properties officeooo:rsid="004e5f86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officeooo:rsid="001466bd"/>
    </style:style>
    <style:style style:name="T168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0" style:family="text">
      <style:text-properties fo:color="#158466" loext:opacity="100%"/>
    </style:style>
    <style:style style:name="T171" style:family="text">
      <style:text-properties fo:color="#ad1457" loext:opacity="100%"/>
    </style:style>
    <style:style style:name="T172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5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8" style:family="text">
      <style:text-properties fo:font-size="15pt" officeooo:rsid="0011f355" style:font-size-asian="15pt" style:font-size-complex="15pt"/>
    </style:style>
    <style:style style:name="T179" style:family="text">
      <style:text-properties fo:font-size="15pt" style:font-size-asian="15pt" style:font-size-complex="15pt"/>
    </style:style>
    <style:style style:name="T180" style:family="text">
      <style:text-properties fo:color="#000000" loext:opacity="100%" officeooo:rsid="004e5f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79"><text:span text:style-name="T130">$</text:span> n</text:p>
      <text:p text:style-name="P79"/>
      <text:p text:style-name="P81"/>
      <text:p text:style-name="P82"><text:span text:style-name="Source_20_Text"><text:span text:style-name="T105"/></text:span></text:p>
      <text:p text:style-name="P83"/>
      <text:p text:style-name="P83"/>
      <text:p text:style-name="P84"><text:span text:style-name="T152">___________________________</text:span><text:span text:style-name="T153">_________________ Development Purpose ___________</text:span><text:span text:style-name="T152">__________________________________</text:span></text:p>
      <text:p text:style-name="P85"><text:span text:style-name="T38">$</text:span><text:span text:style-name="T15"> </text:span><text:span text:style-name="T154">nvm ls</text:span><text:span text:style-name="T155">   </text:span><text:span text:style-name="T15"> </text:span><text:span text:style-name="T15">         </text:span></text:p>
      <text:p text:style-name="P84"><text:span text:style-name="T40">$ </text:span><text:span text:style-name="T156">nvm use 20.17.0 <text:s text:c="17"/></text:span><text:span text:style-name="T157">#</text:span><text:span text:style-name="T158"> </text:span><text:span text:style-name="T157">Find out which versions of Node.js you may have installed and which one of those you're currently using</text:span></text:p>
      <text:p text:style-name="P86"><text:span text:style-name="T39">$</text:span><text:span text:style-name="T159"> </text:span><text:span text:style-name="T160">npm install –legacy-peer-deps</text:span></text:p>
      <text:p text:style-name="P87">_________________________<text:span text:style-name="T161">_________________________</text:span> <text:span text:style-name="T161">Swap <text:s/>_____________________</text:span>________________________________</text:p>
      <text:p text:style-name="P80"><text:span text:style-name="T162">$ </text:span><text:span text:style-name="T156">sudo swapoff -a</text:span><text:span text:style-name="T162"> </text:span><text:span text:style-name="T163">                                                                                           <text:tab/><text:tab/><text:tab/><text:tab/><text:tab/><text:tab/><text:tab/> <text:s text:c="6"/></text:span><text:span text:style-name="T164"># swap memory off</text:span></text:p>
      <text:p text:style-name="P88">_______________________________<text:span text:style-name="T165">______</text:span> 🔑 Unlocking Your WD Passport Drive <text:s/>_________________________________<text:span text:style-name="T9">____</text:span></text:p>
      <text:p text:style-name="P89"><text:span text:style-name="T166">$</text:span><text:span text:style-name="T167"> </text:span>sudo apt update <text:s/><text:tab/><text:tab/><text:tab/></text:p>
      <text:p text:style-name="P89"><text:span text:style-name="T166">$</text:span><text:span text:style-name="T168"> </text:span>sudo apt install -y python3-pip git</text:p>
      <text:p text:style-name="P89"><text:span text:style-name="T166">$</text:span><text:span text:style-name="T168"> </text:span>sudo pip3 install pyudev git+https://github.com/crypto-universe/py_sg –break-system-packages</text:p>
      <text:p text:style-name="P90"><text:span text:style-name="T38">$</text:span><text:span text:style-name="T169"> </text:span><text:span text:style-name="T170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90"><text:span text:style-name="T38">$</text:span><text:span text:style-name="T169"> </text:span><text:span text:style-name="T170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67">will vanish when rebooted</text:span></text:p>
      <text:h text:style-name="P91" text:outline-level="3"><text:span text:style-name="Strong_20_Emphasis">/tmp (Temporary Directory)</text:span></text:h>
      <text:list text:style-name="L5">
        <text:list-item>
          <text:p text:style-name="P92">Stores <text:span text:style-name="Strong_20_Emphasis">temporary files</text:span>.</text:p>
        </text:list-item>
        <text:list-item>
          <text:p text:style-name="P92">Files are <text:span text:style-name="Strong_20_Emphasis">automatically deleted</text:span> (on reboot or after some time).</text:p>
        </text:list-item>
        <text:list-item>
          <text:p text:style-name="P92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2"><text:span text:style-name="Strong_20_Emphasis">tmp/</text:span> (without leading slash) = a <text:span text:style-name="Emphasis">tmp folder in the current directory</text:span>.</text:p>
        </text:list-item>
      </text:list>
      <text:p text:style-name="P90"><text:span text:style-name="T38">$</text:span><text:span text:style-name="T169"> </text:span><text:span text:style-name="T170">wget https://raw.githubusercontent.com/0-duke/wdpassport-utils/master/wdpassport-utils.py -O wdpassport-utils.py</text:span><text:span text:style-name="T171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90"><text:span text:style-name="T38">$</text:span><text:span text:style-name="T169"> </text:span><text:span text:style-name="T170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93"><text:span text:style-name="T172">$</text:span><text:span text:style-name="T173"> </text:span><text:span text:style-name="T174">sudo python3 /tmp/wdpassport-utils.py -u -d /dev/</text:span><text:span text:style-name="T175">sdx*</text:span><text:span text:style-name="T176"><text:tab/> <text:s text:c="11"/></text:span><text:span text:style-name="T172">#</text:span><text:span text:style-name="T14">🔓</text:span><text:span text:style-name="T176">Unlock your WD Passport drive (replace sdx* with actual device </text:span></text:p>
      <text:h text:style-name="P94" text:outline-level="2">Flags Used</text:h>
      <text:list text:style-name="L6">
        <text:list-item>
          <text:p text:style-name="P95"><text:span text:style-name="Strong_20_Emphasis"><text:span text:style-name="Source_20_Text">-u</text:span></text:span> <text:s text:c="25"/>→ Unlock the drive 🔓</text:p>
        </text:list-item>
        <text:list-item>
          <text:p text:style-name="P95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96"><text:span text:style-name="T177">+x</text:span><text:span text:style-name="T178"> <text:s text:c="25"/>→ </text:span><text:span text:style-name="T179">add execute permission ⚙️</text:span></text:p>
        </text:list-item>
      </text:list>
      <text:p text:style-name="P97"/>
      <text:p text:style-name="P98">_______________________________<text:span text:style-name="T165">_____</text:span>___<text:span text:style-name="T165">_____</text:span> Fan Mode Commands <text:s/>_________________________________<text:span text:style-name="T9">___________</text:span></text:p>
      <text:p text:style-name="P98"/>
      <text:p text:style-name="P99">0 -&gt; Super Silent Mode 🔇</text:p>
      <text:p text:style-name="P99">1 -&gt; Standard Mode ⚙️</text:p>
      <text:p text:style-name="P99">2 -&gt; Dust Cleaning 🧹</text:p>
      <text:p text:style-name="P99">4 -&gt; Efficient Thermal Dissipation Mode 🌡️</text:p>
      <text:p text:style-name="P100"/>
      <text:p text:style-name="P101"><text:span text:style-name="T180">$</text:span><text:span text:style-name="T165"> </text:span>echo 0 | sudo tee /sys/bus/platform/drivers/ideapad_acpi/VPC2004:00/fan_mode</text:p>
      <text:p text:style-name="P102"><text:span text:style-name="T180">$</text:span><text:span text:style-name="T165"> </text:span>echo <text:span text:style-name="T165">1</text:span> | sudo tee /sys/bus/platform/drivers/ideapad_acpi/VPC2004:00/fan_mode</text:p>
      <text:p text:style-name="P102"><text:span text:style-name="T180">$</text:span><text:span text:style-name="T165"> </text:span>echo <text:span text:style-name="T165">2</text:span> | sudo tee /sys/bus/platform/drivers/ideapad_acpi/VPC2004:00/fan_mode</text:p>
      <text:p text:style-name="P102"><text:span text:style-name="T180">$</text:span><text:span text:style-name="T165"> </text:span>echo <text:span text:style-name="T165">4</text:span> | sudo tee /sys/bus/platform/drivers/ideapad_acpi/VPC2004:00/fan_mode</text:p>
      <text:p text:style-name="P102"/>
      <text:p text:style-name="P102"/>
      <text:p text:style-name="P102"/>
      <text:p text:style-name="P103">____________________________________________________________________________________________________________</text:p>
      <text:p text:style-name="P104"># used to broadcast important notifications or announcements to all users currently logged into the system.</text:p>
      <text:p text:style-name="P84"><text:span text:style-name="T163">$ wall "we will be going down for maintenance for one hour sharply at 03:30 pm"</text:span></text:p>
      <text:p text:style-name="P104">#combines the functionality of both the ‘uptime‘ and ‘who‘ commands,</text:p>
      <text:p text:style-name="P105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0:48:16.974853995</dc:date>
    <meta:editing-duration>P2DT4H58M14S</meta:editing-duration>
    <meta:editing-cycles>49</meta:editing-cycles>
    <meta:generator>LibreOffice/25.2.6.2$Linux_X86_64 LibreOffice_project/40d1a0e1d5bdf1afaeae24d9ece32bbb00fa66a4</meta:generator>
    <meta:document-statistic meta:table-count="2" meta:image-count="0" meta:object-count="0" meta:page-count="1" meta:paragraph-count="176" meta:word-count="1096" meta:character-count="9707" meta:non-whitespace-character-count="7070"/>
  </office:meta>
</office:document-meta>
</file>